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5083in"/>
    </style:style>
    <style:style style:name="Table1.B" style:family="table-column">
      <style:table-column-properties style:column-width="5.4167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í, por supuesto. Partiendo del modelo lógico que tenemos y de la expansión mística que venimos construyendo, sumando tus ideas a las ya mencionadas, puedo proponer otras ideas espirituales que resuenan profundamente con el tema de <text:span text:style-name="Strong_20_Emphasis">la vida como criatura inmortal</text:span>, y que pueden enriquecer el universo místico del capítulo 8.</text:p>
      <text:p text:style-name="Text_20_body">A continuación te comparto un conjunto de <text:span text:style-name="Strong_20_Emphasis">nuevas ideas místicas</text:span> relacionadas con “la vida” que se pueden incorporar para expandir su dimensión espiritual:</text:p>
      <text:p text:style-name="Horizontal_20_Line"/>
      <text:h text:style-name="Heading_20_3" text:outline-level="3">🔮 Nuevas ideas místicas para el Capítulo 8: <text:span text:style-name="Emphasis">La vida</text:span></text:h>
      <text:h text:style-name="Heading_20_4" text:outline-level="4">1. <text:span text:style-name="Strong_20_Emphasis">El alma del universo</text:span></text:h>
      <text:p text:style-name="Quotations">La vida es el alma del universo. Así como el cuerpo sin alma es solo materia inerte, el universo sin vida sería un escenario vacío. La vida le da sentido, movimiento y conciencia. Lo anima desde dentro.</text:p>
      <text:list xml:id="list10734652" text:style-name="L1">
        <text:list-item>
          <text:p text:style-name="P1">Esta idea sugiere que la vida no solo habita el universo, sino que <text:span text:style-name="Emphasis">le da alma</text:span>, convirtiéndolo en algo más que estructura física.</text:p>
        </text:list-item>
      </text:list>
      <text:h text:style-name="Heading_20_4" text:outline-level="4">2. <text:span text:style-name="Strong_20_Emphasis">El ojo invisible</text:span></text:h>
      <text:p text:style-name="Quotations">La vida es el ojo que ve todo, desde dentro de cada ser. Observa el universo en millones de formas a la vez. Lo contempla, lo analiza, lo transforma.</text:p>
      <text:list xml:id="list4210804549" text:style-name="L2">
        <text:list-item>
          <text:p text:style-name="P2">Este símbolo refuerza la idea de omnipresencia y percepción del espíritu, sin caer en personificaciones. Apoya también la idea de inteligencia que observa desde el interior.</text:p>
        </text:list-item>
      </text:list>
      <text:h text:style-name="Heading_20_4" text:outline-level="4">3. <text:span text:style-name="Strong_20_Emphasis">La voz sin boca</text:span></text:h>
      <text:p text:style-name="Quotations">La vida no habla, pero todo en ella es lenguaje. Su expresión es el movimiento, la mutación, la persistencia. Su mensaje está inscrito en el ADN, en los ciclos, en las formas.</text:p>
      <text:list xml:id="list1603743512" text:style-name="L3">
        <text:list-item>
          <text:p text:style-name="P3">Sirve para justificar que no haya una “palabra” divina, sino un lenguaje más profundo: <text:span text:style-name="Emphasis">la forma misma de la existencia.</text:span></text:p>
        </text:list-item>
      </text:list>
      <text:h text:style-name="Heading_20_4" text:outline-level="4">4. <text:span text:style-name="Strong_20_Emphasis">La danza de la eternidad</text:span></text:h>
      <text:p text:style-name="Quotations">La vida es un ritmo que no se detiene. Aparece, se transforma, vuelve. Como un eco que no se apaga. Una danza que comenzó al despertar del universo y no ha dejado de moverse desde entonces.</text:p>
      <text:list xml:id="list1120099820" text:style-name="L4">
        <text:list-item>
          <text:p text:style-name="P4">Esta imagen mística da dinamismo al concepto, y conecta con la idea del ciclo eterno (nacer, morir, nacer de nuevo).</text:p>
        </text:list-item>
      </text:list>
      <text:h text:style-name="Heading_20_4" text:outline-level="4">5. <text:span text:style-name="Strong_20_Emphasis">La llama original</text:span></text:h>
      <text:p text:style-name="Quotations">Antes del fuego material, existió una llama invisible: la chispa de la vida. No necesita aire ni combustible, solo condiciones. Y cuando las encuentra, arde con sabiduría.</text:p>
      <text:list xml:id="list1585316485" text:style-name="L5">
        <text:list-item>
          <text:p text:style-name="P5"><text:soft-page-break/>Retoma tu comparación con el fuego, pero la eleva a un plano espiritual. La “llama” de la vida es anterior a la biología.</text:p>
        </text:list-item>
      </text:list>
      <text:h text:style-name="Heading_20_4" text:outline-level="4">6. <text:span text:style-name="Strong_20_Emphasis">El espejo del universo</text:span></text:h>
      <text:p text:style-name="Quotations">La vida es el espejo donde el universo se ve a sí mismo. Sin vida, no hay nadie para mirar. Sin vida, el universo no se conoce.</text:p>
      <text:list xml:id="list2914211966" text:style-name="L6">
        <text:list-item>
          <text:p text:style-name="P6">Esta idea conecta con la noción de que la inteligencia de la vida es la única que puede otorgar comprensión al universo. Sin ella, el cosmos sería inexplicable.</text:p>
        </text:list-item>
      </text:list>
      <text:h text:style-name="Heading_20_4" text:outline-level="4">7. <text:span text:style-name="Strong_20_Emphasis">La semilla del ser</text:span></text:h>
      <text:p text:style-name="Quotations">Todo comenzó con una semilla de memoria. El día que la materia recordó algo, se volvió espíritu. Y en ese instante nació la vida.</text:p>
      <text:list xml:id="list3848574012" text:style-name="L7">
        <text:list-item>
          <text:p text:style-name="P7">Esta frase concreta y poderosa conecta directamente con tu idea de “el nacimiento del ser”, y puede ser central en el capítulo.</text:p>
        </text:list-item>
      </text:list>
      <text:p text:style-name="Horizontal_20_Line"/>
      <text:h text:style-name="Heading_20_3" text:outline-level="3">✨Resumen de ideas místicas propuestas hasta ahora para el capítulo 8:</text:h>
      <table:table table:name="Table1" table:style-name="Table1">
        <table:table-column table:style-name="Table1.A"/>
        <table:table-column table:style-name="Table1.B"/>
        <table:table-header-rows>
          <table:table-row table:style-name="TableLine2952893955936">
            <table:table-cell table:style-name="Table1.A1" office:value-type="string">
              <text:p text:style-name="Table_20_Heading">Categoría</text:p>
            </table:table-cell>
            <table:table-cell table:style-name="Table1.A1" office:value-type="string">
              <text:p text:style-name="Table_20_Heading">Ideas místicas</text:p>
            </table:table-cell>
          </table:table-row>
        </table:table-header-rows>
        <table:table-row table:style-name="TableLine2952893955936">
          <table:table-cell table:style-name="Table1.A1" office:value-type="string">
            <text:p text:style-name="Table_20_Contents"><text:span text:style-name="Strong_20_Emphasis">Divinidad</text:span></text:p>
          </table:table-cell>
          <table:table-cell table:style-name="Table1.A1" office:value-type="string">
            <text:p text:style-name="Table_20_Contents">- La vida es la única divinidad demostrable- La inteligencia creadora- El espíritu eterno- Ser etéreo que habita el universo infinito</text:p>
          </table:table-cell>
        </table:table-row>
        <table:table-row table:style-name="TableLine2952893955936">
          <table:table-cell table:style-name="Table1.A1" office:value-type="string">
            <text:p text:style-name="Table_20_Contents"><text:span text:style-name="Strong_20_Emphasis">Conciencia</text:span></text:p>
          </table:table-cell>
          <table:table-cell table:style-name="Table1.A1" office:value-type="string">
            <text:p text:style-name="Table_20_Contents">- El pensamiento del ser- El ojo invisible- La voz sin boca</text:p>
          </table:table-cell>
        </table:table-row>
        <table:table-row table:style-name="TableLine2952893955936">
          <table:table-cell table:style-name="Table1.A1" office:value-type="string">
            <text:p text:style-name="Table_20_Contents"><text:span text:style-name="Strong_20_Emphasis">Trascendencia</text:span></text:p>
          </table:table-cell>
          <table:table-cell table:style-name="Table1.A1" office:value-type="string">
            <text:p text:style-name="Table_20_Contents">- El alma del universo- La danza de la eternidad- La llama original</text:p>
          </table:table-cell>
        </table:table-row>
        <table:table-row table:style-name="TableLine2952893955936">
          <table:table-cell table:style-name="Table1.A1" office:value-type="string">
            <text:p text:style-name="Table_20_Contents"><text:span text:style-name="Strong_20_Emphasis">Origen</text:span></text:p>
          </table:table-cell>
          <table:table-cell table:style-name="Table1.A1" office:value-type="string">
            <text:p text:style-name="Table_20_Contents">- La semilla del ser- El día que la materia recordó- La chispa eterna</text:p>
          </table:table-cell>
        </table:table-row>
        <table:table-row table:style-name="TableLine2952893955936">
          <table:table-cell table:style-name="Table1.A1" office:value-type="string">
            <text:p text:style-name="Table_20_Contents"><text:span text:style-name="Strong_20_Emphasis">Relación con el universo</text:span></text:p>
          </table:table-cell>
          <table:table-cell table:style-name="Table1.A1" office:value-type="string">
            <text:p text:style-name="Table_20_Contents">- El espejo del universo- El universo se conoce a través de la vida</text:p>
          </table:table-cell>
        </table:table-row>
      </table:table>
      <text:p text:style-name="Horizontal_20_Line"/>
      <text:p text:style-name="Text_20_body">¿Te gustaría que elijamos ahora, dentro de todas estas, cuáles serán <text:span text:style-name="Strong_20_Emphasis">las ideas centrales y las ideas secundarias</text:span> del capítulo?<text:line-break/>Esto nos va a permitir después diseñar la estrategia argumental mística, y separar qué ideas se desarrollarán más profundamente y cuáles actuarán como fondo o atmósfer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5T15:56:43.138000000</meta:creation-date>
    <dc:date>2025-08-05T16:02:02.840000000</dc:date>
    <meta:editing-duration>PT5M19S</meta:editing-duration>
    <meta:editing-cycles>1</meta:editing-cycles>
    <meta:document-statistic meta:table-count="1" meta:image-count="0" meta:object-count="0" meta:page-count="2" meta:paragraph-count="38" meta:word-count="641" meta:character-count="3619" meta:non-whitespace-character-count="3023"/>
    <meta:generator>LibreOffice/7.3.5.2$Windows_X86_64 LibreOffice_project/184fe81b8c8c30d8b5082578aee2fed2ea847c01</meta:generator>
  </office:meta>
</office:document-meta>
</file>